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0000001AB1846BB77.jpg" manifest:media-type="image/jpeg"/>
  <manifest:file-entry manifest:full-path="Pictures/1000000000000140000001AB80154F30.jpg" manifest:media-type="image/jpeg"/>
  <manifest:file-entry manifest:full-path="Pictures/1000000000000140000001ABCBF222E7.jpg" manifest:media-type="image/jpeg"/>
  <manifest:file-entry manifest:full-path="Pictures/1000000000000140000001AB29924D8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49fb7" officeooo:paragraph-rsid="00149fb7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x="8.969cm" svg:y="-0.201cm" svg:width="7.659cm" svg:height="10.216cm" draw:z-index="1"><draw:image xlink:href="Pictures/1000000000000140000001AB29924D8B.jpg" xlink:type="simple" xlink:show="embed" xlink:actuate="onLoad"/></draw:frame><draw:frame draw:style-name="fr1" draw:name="Image1" text:anchor-type="paragraph" svg:x="0.82cm" svg:y="-0.254cm" svg:width="7.708cm" svg:height="10.285cm" draw:z-index="0"><draw:image xlink:href="Pictures/1000000000000140000001ABCBF222E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926cm" svg:y="0.293cm" svg:width="7.549cm" svg:height="10.074cm" draw:z-index="2"><draw:image xlink:href="Pictures/1000000000000140000001AB80154F30.jpg" xlink:type="simple" xlink:show="embed" xlink:actuate="onLoad"/></draw:frame><draw:frame draw:style-name="fr2" draw:name="Image4" text:anchor-type="paragraph" svg:x="9.059cm" svg:y="0.399cm" svg:width="7.396cm" svg:height="9.871cm" draw:z-index="3"><draw:image xlink:href="Pictures/1000000000000140000001AB1846BB7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6:46:54.468000000</meta:creation-date>
    <meta:print-date>2015-07-29T16:58:18.937000000</meta:print-date>
    <dc:date>2015-08-12T14:50:09.687000000</dc:date>
    <meta:editing-duration>PT34M56S</meta:editing-duration>
    <meta:editing-cycles>6</meta:editing-cycles>
    <meta:generator>LibreOffice/4.3.0.4$Windows_x86 LibreOffice_project/62ad5818884a2fc2e5780dd45466868d41009ec0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